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4pt" style:font-size-asian="14pt" style:font-size-complex="14pt"/>
    </style:style>
    <style:style style:name="T5_2" style:family="text">
      <style:text-properties fo:font-size="14pt" style:font-size-asian="14pt" style:font-size-complex="14pt"/>
    </style:style>
    <style:style style:name="T5_3" style:family="text">
      <style:text-properties fo:font-size="14pt" style:font-size-asian="14pt" style:font-size-complex="14pt"/>
    </style:style>
    <style:style style:name="T5_4" style:family="text">
      <style:text-properties fo:font-size="14pt" style:font-size-asian="14pt" style:font-size-complex="14pt"/>
    </style:style>
    <style:style style:name="T5_5" style:family="text">
      <style:text-properties fo:font-size="14pt" style:font-size-asian="14pt" style:font-size-complex="14pt"/>
    </style:style>
    <style:style style:name="T5_6" style:family="text">
      <style:text-properties fo:font-size="14pt" style:font-size-asian="14pt" style:font-size-complex="14pt"/>
    </style:style>
    <style:style style:name="T5_7" style:family="text">
      <style:text-properties fo:font-size="14pt" style:font-size-asian="14pt" style:font-size-complex="14pt"/>
    </style:style>
    <style:style style:name="T5_8" style:family="text">
      <style:text-properties fo:font-size="14pt" style:font-size-asian="14pt" style:font-size-complex="14pt"/>
    </style:style>
    <style:style style:name="T5_9" style:family="text">
      <style:text-properties fo:font-size="14pt" style:font-size-asian="14pt" style:font-size-complex="14pt"/>
    </style:style>
    <style:style style:name="T5_10" style:family="text">
      <style:text-properties fo:font-size="14pt" style:font-size-asian="14pt" style:font-size-complex="14pt"/>
    </style:style>
    <style:style style:name="T5_11" style:family="text">
      <style:text-properties fo:font-size="14pt" style:font-size-asian="14pt" style:font-size-complex="14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text-indent="1.27cm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</office:automatic-styles>
  <office:body>
    <office:text>
      <text:p text:style-name="P1"/>
      <text:p text:style-name="P2"/>
      <text:p text:style-name="P3"/>
      <text:p text:style-name="P4"/>
      <text:p text:style-name="P5"><text:span text:style-name="T5_1">Project</text:span><text:span text:style-name="T5_2">:<text:s/></text:span><text:span text:style-name="T5_3">Promotion</text:span><text:span text:style-name="T5_4"><text:s/></text:span><text:span text:style-name="T5_5">of</text:span><text:span text:style-name="T5_6"><text:s/></text:span><text:span text:style-name="T5_7">a</text:span><text:span text:style-name="T5_8"><text:s/></text:span><text:span text:style-name="T5_9">dance</text:span><text:span text:style-name="T5_10"><text:s/></text:span><text:span text:style-name="T5_11">competition</text:span></text:p>
      <text:p text:style-name="P6"><text:span text:style-name="T6_1">Promotion</text:span><text:span text:style-name="T6_2"><text:s/></text:span><text:span text:style-name="T6_3">component</text:span><text:span text:style-name="T6_4">:<text:s/></text:span><text:span text:style-name="T6_5">The</text:span><text:span text:style-name="T6_6"><text:s/>“</text:span><text:span text:style-name="T6_7">i</text:span><text:span text:style-name="T6_8">nsert</text:span><text:span text:style-name="T6_9"><text:s/></text:span><text:span text:style-name="T6_10">dance</text:span><text:span text:style-name="T6_11"><text:s/></text:span><text:span text:style-name="T6_12">comp</text:span><text:span text:style-name="T6_13"><text:s/></text:span><text:span text:style-name="T6_14">name</text:span><text:span text:style-name="T6_15"><text:s/></text:span><text:span text:style-name="T6_16">here</text:span><text:span text:style-name="T6_17">”<text:s/></text:span><text:span text:style-name="T6_18">promotion</text:span><text:span text:style-name="T6_19"><text:s/></text:span><text:span text:style-name="T6_20">video</text:span><text:span text:style-name="T6_21">.<text:s/></text:span><text:span text:style-name="T6_22">This</text:span><text:span text:style-name="T6_23"><text:s/></text:span><text:span text:style-name="T6_24">provides</text:span><text:span text:style-name="T6_25"><text:s/></text:span><text:span text:style-name="T6_26">an</text:span><text:span text:style-name="T6_27"><text:s/></text:span><text:span text:style-name="T6_28">example</text:span><text:span text:style-name="T6_29"><text:s/></text:span><text:span text:style-name="T6_30">of</text:span><text:span text:style-name="T6_31"><text:s/></text:span><text:span text:style-name="T6_32">advertising</text:span><text:span text:style-name="T6_33"><text:s/></text:span><text:span text:style-name="T6_34">done</text:span><text:span text:style-name="T6_35"><text:s/></text:span><text:span text:style-name="T6_36">by</text:span><text:span text:style-name="T6_37"><text:s/></text:span><text:span text:style-name="T6_38">the</text:span><text:span text:style-name="T6_39"><text:s/></text:span><text:span text:style-name="T6_40">E</text:span><text:span text:style-name="T6_41"><text:s/></text:span><text:span text:style-name="T6_42">board</text:span><text:span text:style-name="T6_43"><text:s/></text:span><text:span text:style-name="T6_44">who</text:span><text:span text:style-name="T6_45"><text:s/></text:span><text:span text:style-name="T6_46">organizes</text:span><text:span text:style-name="T6_47"><text:s/></text:span><text:span text:style-name="T6_48">the</text:span><text:span text:style-name="T6_49"><text:s/></text:span><text:span text:style-name="T6_50">competition</text:span><text:span text:style-name="T6_51"><text:s/></text:span><text:span text:style-name="T6_52">completely</text:span><text:span text:style-name="T6_53">.<text:s/></text:span><text:span text:style-name="T6_54">This</text:span><text:span text:style-name="T6_55"><text:s/></text:span><text:span text:style-name="T6_56">is</text:span><text:span text:style-name="T6_57"><text:s/></text:span><text:span text:style-name="T6_58">an</text:span><text:span text:style-name="T6_59"><text:s/></text:span><text:span text:style-name="T6_60">effective</text:span><text:span text:style-name="T6_61"><text:s/></text:span><text:span text:style-name="T6_62">promotional</text:span><text:span text:style-name="T6_63"><text:s/></text:span><text:span text:style-name="T6_64">idea</text:span><text:span text:style-name="T6_65"><text:s/></text:span><text:span text:style-name="T6_66">that</text:span><text:span text:style-name="T6_67"><text:s/></text:span><text:span text:style-name="T6_68">is</text:span><text:span text:style-name="T6_69"><text:s/></text:span><text:span text:style-name="T6_70">frequently</text:span><text:span text:style-name="T6_71"><text:s/></text:span><text:span text:style-name="T6_72">watched</text:span><text:span text:style-name="T6_73">.<text:s/></text:span></text:p>
      <text:p text:style-name="P7"/>
      <text:p text:style-name="P8"><text:span text:style-name="T8_1">Research</text:span><text:span text:style-name="T8_2">:<text:s/></text:span><text:span text:style-name="T8_3">Interview</text:span><text:span text:style-name="T8_4"><text:s/></text:span><text:span text:style-name="T8_5">questions</text:span><text:span text:style-name="T8_6"><text:s/></text:span><text:span text:style-name="T8_7">for</text:span><text:span text:style-name="T8_8"><text:s/></text:span><text:span text:style-name="T8_9">the</text:span><text:span text:style-name="T8_10"><text:s/></text:span><text:span text:style-name="T8_11">competitors</text:span></text:p>
      <text:p text:style-name="P9"><text:span text:style-name="T9_1">-<text:s/></text:span><text:span text:style-name="T9_2">How</text:span><text:span text:style-name="T9_3"><text:s/></text:span><text:span text:style-name="T9_4">long</text:span><text:span text:style-name="T9_5"><text:s/></text:span><text:span text:style-name="T9_6">have</text:span><text:span text:style-name="T9_7"><text:s/></text:span><text:span text:style-name="T9_8">you</text:span><text:span text:style-name="T9_9"><text:s/></text:span><text:span text:style-name="T9_10">been</text:span><text:span text:style-name="T9_11"><text:s/></text:span><text:span text:style-name="T9_12">going</text:span><text:span text:style-name="T9_13"><text:s/></text:span><text:span text:style-name="T9_14">to</text:span><text:span text:style-name="T9_15"><text:s/></text:span><text:span text:style-name="T9_16">competitions</text:span><text:span text:style-name="T9_17"><text:s/></text:span><text:span text:style-name="T9_18">to</text:span><text:span text:style-name="T9_19"><text:s/></text:span><text:span text:style-name="T9_20">watch</text:span><text:span text:style-name="T9_21">/</text:span><text:span text:style-name="T9_22">compete</text:span><text:span text:style-name="T9_23">?</text:span></text:p>
      <text:p text:style-name="P10"><text:span text:style-name="T10_1">-<text:s/></text:span><text:span text:style-name="T10_2">What</text:span><text:span text:style-name="T10_3"><text:s/></text:span><text:span text:style-name="T10_4">type</text:span><text:span text:style-name="T10_5"><text:s/></text:span><text:span text:style-name="T10_6">of</text:span><text:span text:style-name="T10_7"><text:s/></text:span><text:span text:style-name="T10_8">audience</text:span><text:span text:style-name="T10_9"><text:s/></text:span><text:span text:style-name="T10_10">goes</text:span><text:span text:style-name="T10_11"><text:s/></text:span><text:span text:style-name="T10_12">to</text:span><text:span text:style-name="T10_13"><text:s/></text:span><text:span text:style-name="T10_14">these</text:span><text:span text:style-name="T10_15"><text:s/></text:span><text:span text:style-name="T10_16">events</text:span><text:span text:style-name="T10_17">?</text:span></text:p>
      <text:p text:style-name="P11"><text:span text:style-name="T11_1">-<text:s/></text:span><text:span text:style-name="T11_2">How</text:span><text:span text:style-name="T11_3"><text:s/></text:span><text:span text:style-name="T11_4">do</text:span><text:span text:style-name="T11_5"><text:s/></text:span><text:span text:style-name="T11_6">you</text:span><text:span text:style-name="T11_7"><text:s/></text:span><text:span text:style-name="T11_8">hear</text:span><text:span text:style-name="T11_9"><text:s/></text:span><text:span text:style-name="T11_10">about</text:span><text:span text:style-name="T11_11"><text:s/></text:span><text:span text:style-name="T11_12">the</text:span><text:span text:style-name="T11_13"><text:s/></text:span><text:span text:style-name="T11_14">dance</text:span><text:span text:style-name="T11_15"><text:s/></text:span><text:span text:style-name="T11_16">competition</text:span><text:span text:style-name="T11_17">?</text:span></text:p>
      <text:p text:style-name="P12"><text:span text:style-name="T12_1">-</text:span><text:span text:style-name="T12_2">Are</text:span><text:span text:style-name="T12_3"><text:s/></text:span><text:span text:style-name="T12_4">there</text:span><text:span text:style-name="T12_5"><text:s/></text:span><text:span text:style-name="T12_6">some</text:span><text:span text:style-name="T12_7"><text:s/></text:span><text:span text:style-name="T12_8">promotional</text:span><text:span text:style-name="T12_9"><text:s/></text:span><text:span text:style-name="T12_10">aspects</text:span><text:span text:style-name="T12_11"><text:s/></text:span><text:span text:style-name="T12_12">that</text:span><text:span text:style-name="T12_13"><text:s/></text:span><text:span text:style-name="T12_14">are</text:span><text:span text:style-name="T12_15"><text:s/></text:span><text:span text:style-name="T12_16">directly</text:span><text:span text:style-name="T12_17"><text:s/></text:span><text:span text:style-name="T12_18">related</text:span><text:span text:style-name="T12_19"><text:s/></text:span><text:span text:style-name="T12_20">to</text:span><text:span text:style-name="T12_21"><text:s/></text:span><text:span text:style-name="T12_22">just</text:span><text:span text:style-name="T12_23"><text:s/></text:span><text:span text:style-name="T12_24">the</text:span><text:span text:style-name="T12_25"><text:s/></text:span><text:span text:style-name="T12_26">competitors</text:span><text:span text:style-name="T12_27">?<text:s/></text:span><text:span text:style-name="T12_28">Does</text:span><text:span text:style-name="T12_29"><text:s/></text:span><text:span text:style-name="T12_30">it</text:span><text:span text:style-name="T12_31"><text:s/></text:span><text:span text:style-name="T12_32">work</text:span><text:span text:style-name="T12_33"><text:s/>(</text:span><text:span text:style-name="T12_34">do</text:span><text:span text:style-name="T12_35"><text:s/></text:span><text:span text:style-name="T12_36">you</text:span><text:span text:style-name="T12_37"><text:s/></text:span><text:span text:style-name="T12_38">like</text:span><text:span text:style-name="T12_39"><text:s/></text:span><text:span text:style-name="T12_40">it</text:span><text:span text:style-name="T12_41"><text:s/></text:span><text:span text:style-name="T12_42">or</text:span><text:span text:style-name="T12_43"><text:s/></text:span><text:span text:style-name="T12_44">not</text:span><text:span text:style-name="T12_45">?)</text:span></text:p>
      <text:p text:style-name="P13"><text:span text:style-name="T13_1">-</text:span><text:span text:style-name="T13_2">Is</text:span><text:span text:style-name="T13_3"><text:s/></text:span><text:span text:style-name="T13_4">there</text:span><text:span text:style-name="T13_5"><text:s/></text:span><text:span text:style-name="T13_6">any</text:span><text:span text:style-name="T13_7"><text:s/></text:span><text:span text:style-name="T13_8">outside</text:span><text:span text:style-name="T13_9"><text:s/></text:span><text:span text:style-name="T13_10">advertisement</text:span><text:span text:style-name="T13_11"><text:s/></text:span><text:span text:style-name="T13_12">you</text:span><text:span text:style-name="T13_13"><text:s/></text:span><text:span text:style-name="T13_14">see</text:span><text:span text:style-name="T13_15">?</text:span></text:p>
      <text:p text:style-name="P14"/>
      <text:p text:style-name="P15"><text:span text:style-name="T15_1">Interview</text:span><text:span text:style-name="T15_2"><text:s/></text:span><text:span text:style-name="T15_3">questions</text:span><text:span text:style-name="T15_4"><text:s/></text:span><text:span text:style-name="T15_5">for</text:span><text:span text:style-name="T15_6"><text:s/></text:span><text:span text:style-name="T15_7">the</text:span><text:span text:style-name="T15_8"><text:s/></text:span><text:span text:style-name="T15_9">judges</text:span><text:span text:style-name="T15_10">:</text:span></text:p>
      <text:p text:style-name="P16"><text:span text:style-name="T16_1">-<text:s/></text:span><text:span text:style-name="T16_2">How</text:span><text:span text:style-name="T16_3"><text:s/></text:span><text:span text:style-name="T16_4">long</text:span><text:span text:style-name="T16_5"><text:s/></text:span><text:span text:style-name="T16_6">have</text:span><text:span text:style-name="T16_7"><text:s/></text:span><text:span text:style-name="T16_8">you</text:span><text:span text:style-name="T16_9"><text:s/></text:span><text:span text:style-name="T16_10">been</text:span><text:span text:style-name="T16_11"><text:s/></text:span><text:span text:style-name="T16_12">going</text:span><text:span text:style-name="T16_13"><text:s/></text:span><text:span text:style-name="T16_14">to</text:span><text:span text:style-name="T16_15"><text:s/></text:span><text:span text:style-name="T16_16">competitions</text:span><text:span text:style-name="T16_17"><text:s/></text:span><text:span text:style-name="T16_18">to</text:span><text:span text:style-name="T16_19"><text:s/></text:span><text:span text:style-name="T16_20">watch</text:span><text:span text:style-name="T16_21">/</text:span><text:span text:style-name="T16_22">judge</text:span><text:span text:style-name="T16_23">?</text:span></text:p>
      <text:p text:style-name="P17"><text:span text:style-name="T17_1">-<text:s/></text:span><text:span text:style-name="T17_2">Do</text:span><text:span text:style-name="T17_3"><text:s/></text:span><text:span text:style-name="T17_4">you</text:span><text:span text:style-name="T17_5"><text:s/></text:span><text:span text:style-name="T17_6">have</text:span><text:span text:style-name="T17_7"><text:s/></text:span><text:span text:style-name="T17_8">any</text:span><text:span text:style-name="T17_9"><text:s/></text:span><text:span text:style-name="T17_10">other</text:span><text:span text:style-name="T17_11"><text:s/></text:span><text:span text:style-name="T17_12">experience</text:span><text:span text:style-name="T17_13">?</text:span></text:p>
      <text:p text:style-name="P18"><text:span text:style-name="T18_1">-<text:s/></text:span><text:span text:style-name="T18_2">Do</text:span><text:span text:style-name="T18_3"><text:s/></text:span><text:span text:style-name="T18_4">you</text:span><text:span text:style-name="T18_5"><text:s/></text:span><text:span text:style-name="T18_6">have</text:span><text:span text:style-name="T18_7"><text:s/></text:span><text:span text:style-name="T18_8">any</text:span><text:span text:style-name="T18_9"><text:s/></text:span><text:span text:style-name="T18_10">other</text:span><text:span text:style-name="T18_11"><text:s/></text:span><text:span text:style-name="T18_12">part</text:span><text:span text:style-name="T18_13"><text:s/></text:span><text:span text:style-name="T18_14">in</text:span><text:span text:style-name="T18_15"><text:s/></text:span><text:span text:style-name="T18_16">the</text:span><text:span text:style-name="T18_17"><text:s/></text:span><text:span text:style-name="T18_18">competition</text:span><text:span text:style-name="T18_19"><text:s/></text:span><text:span text:style-name="T18_20">other</text:span><text:span text:style-name="T18_21"><text:s/></text:span><text:span text:style-name="T18_22">than</text:span><text:span text:style-name="T18_23"><text:s/></text:span><text:span text:style-name="T18_24">judging</text:span><text:span text:style-name="T18_25">?</text:span></text:p>
      <text:p text:style-name="P19"><text:span text:style-name="T19_1">-<text:s/></text:span><text:span text:style-name="T19_2">What</text:span><text:span text:style-name="T19_3"><text:s/></text:span><text:span text:style-name="T19_4">types</text:span><text:span text:style-name="T19_5"><text:s/></text:span><text:span text:style-name="T19_6">of</text:span><text:span text:style-name="T19_7"><text:s/></text:span><text:span text:style-name="T19_8">promotion</text:span><text:span text:style-name="T19_9"><text:s/></text:span><text:span text:style-name="T19_10">do</text:span><text:span text:style-name="T19_11"><text:s/></text:span><text:span text:style-name="T19_12">you</text:span><text:span text:style-name="T19_13"><text:s/></text:span><text:span text:style-name="T19_14">see</text:span><text:span text:style-name="T19_15"><text:s/></text:span><text:span text:style-name="T19_16">out</text:span><text:span text:style-name="T19_17"><text:s/></text:span><text:span text:style-name="T19_18">in</text:span><text:span text:style-name="T19_19"><text:s/></text:span><text:span text:style-name="T19_20">the</text:span><text:span text:style-name="T19_21"><text:s/></text:span><text:span text:style-name="T19_22">public</text:span><text:span text:style-name="T19_23">?<text:s/></text:span><text:span text:style-name="T19_24">Or</text:span><text:span text:style-name="T19_25"><text:s/></text:span><text:span text:style-name="T19_26">does</text:span><text:span text:style-name="T19_27"><text:s/></text:span><text:span text:style-name="T19_28">it</text:span><text:span text:style-name="T19_29"><text:s/></text:span><text:span text:style-name="T19_30">not</text:span><text:span text:style-name="T19_31"><text:s/></text:span><text:span text:style-name="T19_32">matter</text:span><text:span text:style-name="T19_33"><text:s/></text:span><text:span text:style-name="T19_34">to</text:span><text:span text:style-name="T19_35"><text:s/></text:span><text:span text:style-name="T19_36">you</text:span><text:span text:style-name="T19_37">?</text:span></text:p>
      <text:p text:style-name="P20"><text:span text:style-name="T20_1">-</text:span><text:span text:style-name="T20_2">Do</text:span><text:span text:style-name="T20_3"><text:s/></text:span><text:span text:style-name="T20_4">you</text:span><text:span text:style-name="T20_5"><text:s/></text:span><text:span text:style-name="T20_6">guys</text:span><text:span text:style-name="T20_7"><text:s/></text:span><text:span text:style-name="T20_8">get</text:span><text:span text:style-name="T20_9"><text:s/></text:span><text:span text:style-name="T20_10">any</text:span><text:span text:style-name="T20_11"><text:s/></text:span><text:span text:style-name="T20_12">internal</text:span><text:span text:style-name="T20_13"><text:s/></text:span><text:span text:style-name="T20_14">promotional</text:span><text:span text:style-name="T20_15"><text:s/></text:span><text:span text:style-name="T20_16">aspect</text:span><text:span text:style-name="T20_17"><text:s/></text:span><text:span text:style-name="T20_18">to</text:span><text:span text:style-name="T20_19"><text:s/></text:span><text:span text:style-name="T20_20">be</text:span><text:span text:style-name="T20_21"><text:s/></text:span><text:span text:style-name="T20_22">a</text:span><text:span text:style-name="T20_23"><text:s/></text:span><text:span text:style-name="T20_24">judge</text:span><text:span text:style-name="T20_25">?</text:span></text:p>
      <text:p text:style-name="P21"><text:span text:style-name="T21_1">-<text:s/></text:span><text:span text:style-name="T21_2">What</text:span><text:span text:style-name="T21_3"><text:s/></text:span><text:span text:style-name="T21_4">type</text:span><text:span text:style-name="T21_5"><text:s/></text:span><text:span text:style-name="T21_6">of</text:span><text:span text:style-name="T21_7"><text:s/></text:span><text:span text:style-name="T21_8">audience</text:span><text:span text:style-name="T21_9"><text:s/></text:span><text:span text:style-name="T21_10">goes</text:span><text:span text:style-name="T21_11"><text:s/></text:span><text:span text:style-name="T21_12">to</text:span><text:span text:style-name="T21_13"><text:s/></text:span><text:span text:style-name="T21_14">these</text:span><text:span text:style-name="T21_15"><text:s/></text:span><text:span text:style-name="T21_16">events</text:span><text:span text:style-name="T21_17">?</text:span></text:p>
      <text:p text:style-name="P22"/>
      <text:p text:style-name="P23"><text:span text:style-name="T23_1">Interview</text:span><text:span text:style-name="T23_2"><text:s/></text:span><text:span text:style-name="T23_3">questions</text:span><text:span text:style-name="T23_4"><text:s/></text:span><text:span text:style-name="T23_5">for</text:span><text:span text:style-name="T23_6"><text:s/></text:span><text:span text:style-name="T23_7">e</text:span><text:span text:style-name="T23_8">-</text:span><text:span text:style-name="T23_9">board</text:span><text:span text:style-name="T23_10">:</text:span></text:p>
      <text:p text:style-name="P24"><text:span text:style-name="T24_1">-</text:span><text:span text:style-name="T24_2">How</text:span><text:span text:style-name="T24_3"><text:s/></text:span><text:span text:style-name="T24_4">did</text:span><text:span text:style-name="T24_5"><text:s/></text:span><text:span text:style-name="T24_6">you</text:span><text:span text:style-name="T24_7"><text:s/></text:span><text:span text:style-name="T24_8">come</text:span><text:span text:style-name="T24_9"><text:s/></text:span><text:span text:style-name="T24_10">about</text:span><text:span text:style-name="T24_11"><text:s/></text:span><text:span text:style-name="T24_12">to</text:span><text:span text:style-name="T24_13"><text:s/></text:span><text:span text:style-name="T24_14">be</text:span><text:span text:style-name="T24_15"><text:s/></text:span><text:span text:style-name="T24_16">on</text:span><text:span text:style-name="T24_17"><text:s/></text:span><text:span text:style-name="T24_18">the</text:span><text:span text:style-name="T24_19"><text:s/></text:span><text:span text:style-name="T24_20">e</text:span><text:span text:style-name="T24_21">-</text:span><text:span text:style-name="T24_22">board</text:span><text:span text:style-name="T24_23">?</text:span></text:p>
      <text:p text:style-name="P25"><text:span text:style-name="T25_1">-</text:span><text:span text:style-name="T25_2">Are</text:span><text:span text:style-name="T25_3"><text:s/></text:span><text:span text:style-name="T25_4">you</text:span><text:span text:style-name="T25_5"><text:s/></text:span><text:span text:style-name="T25_6">specialized</text:span><text:span text:style-name="T25_7"><text:s/></text:span><text:span text:style-name="T25_8">in</text:span><text:span text:style-name="T25_9"><text:s/></text:span><text:span text:style-name="T25_10">any</text:span><text:span text:style-name="T25_11"><text:s/></text:span><text:span text:style-name="T25_12">way</text:span><text:span text:style-name="T25_13"><text:s/></text:span><text:span text:style-name="T25_14">to</text:span><text:span text:style-name="T25_15"><text:s/></text:span><text:span text:style-name="T25_16">do</text:span><text:span text:style-name="T25_17"><text:s/></text:span><text:span text:style-name="T25_18">this</text:span><text:span text:style-name="T25_19"><text:s/></text:span><text:span text:style-name="T25_20">type</text:span><text:span text:style-name="T25_21"><text:s/></text:span><text:span text:style-name="T25_22">of</text:span><text:span text:style-name="T25_23"><text:s/></text:span><text:span text:style-name="T25_24">job</text:span><text:span text:style-name="T25_25">?</text:span></text:p>
      <text:p text:style-name="P26"><text:span text:style-name="T26_1">-</text:span><text:span text:style-name="T26_2">How</text:span><text:span text:style-name="T26_3"><text:s/></text:span><text:span text:style-name="T26_4">long</text:span><text:span text:style-name="T26_5"><text:s/></text:span><text:span text:style-name="T26_6">does</text:span><text:span text:style-name="T26_7"><text:s/></text:span><text:span text:style-name="T26_8">it</text:span><text:span text:style-name="T26_9"><text:s/></text:span><text:span text:style-name="T26_10">take</text:span><text:span text:style-name="T26_11"><text:s/></text:span><text:span text:style-name="T26_12">to</text:span><text:span text:style-name="T26_13"><text:s/></text:span><text:span text:style-name="T26_14">coordinate</text:span><text:span text:style-name="T26_15"><text:s/></text:span><text:span text:style-name="T26_16">a</text:span><text:span text:style-name="T26_17"><text:s/></text:span><text:span text:style-name="T26_18">dance</text:span><text:span text:style-name="T26_19"><text:s/></text:span><text:span text:style-name="T26_20">competition</text:span><text:span text:style-name="T26_21">?</text:span></text:p>
      <text:p text:style-name="P27"><text:span text:style-name="T27_1">-</text:span><text:span text:style-name="T27_2">Is</text:span><text:span text:style-name="T27_3"><text:s/></text:span><text:span text:style-name="T27_4">there</text:span><text:span text:style-name="T27_5"><text:s/></text:span><text:span text:style-name="T27_6">a</text:span><text:span text:style-name="T27_7"><text:s/></text:span><text:span text:style-name="T27_8">complete</text:span><text:span text:style-name="T27_9"><text:s/></text:span><text:span text:style-name="T27_10">separate</text:span><text:span text:style-name="T27_11"><text:s/></text:span><text:span text:style-name="T27_12">team</text:span><text:span text:style-name="T27_13"><text:s/></text:span><text:span text:style-name="T27_14">that</text:span><text:span text:style-name="T27_15"><text:s/></text:span><text:span text:style-name="T27_16">coordinates</text:span><text:span text:style-name="T27_17"><text:s/></text:span><text:span text:style-name="T27_18">the</text:span><text:span text:style-name="T27_19"><text:s/></text:span><text:span text:style-name="T27_20">promotional</text:span><text:span text:style-name="T27_21"><text:s/></text:span><text:span text:style-name="T27_22">aspect</text:span><text:span text:style-name="T27_23">?</text:span></text:p>
      <text:p text:style-name="P28"><text:span text:style-name="T28_1">-</text:span><text:span text:style-name="T28_2">Is</text:span><text:span text:style-name="T28_3"><text:s/></text:span><text:span text:style-name="T28_4">there</text:span><text:span text:style-name="T28_5"><text:s/></text:span><text:span text:style-name="T28_6">any</text:span><text:span text:style-name="T28_7"><text:s/></text:span><text:span text:style-name="T28_8">specific</text:span><text:span text:style-name="T28_9"><text:s/></text:span><text:span text:style-name="T28_10">research</text:span><text:span text:style-name="T28_11"><text:s/></text:span><text:span text:style-name="T28_12">that</text:span><text:span text:style-name="T28_13"><text:s/></text:span><text:span text:style-name="T28_14">needs</text:span><text:span text:style-name="T28_15"><text:s/></text:span><text:span text:style-name="T28_16">to</text:span><text:span text:style-name="T28_17"><text:s/></text:span><text:span text:style-name="T28_18">be</text:span><text:span text:style-name="T28_19"><text:s/></text:span><text:span text:style-name="T28_20">done</text:span><text:span text:style-name="T28_21">?</text:span></text:p>
      <text:p text:style-name="P29"><text:span text:style-name="T29_1">-</text:span><text:span text:style-name="T29_2">On</text:span><text:span text:style-name="T29_3"><text:s/></text:span><text:span text:style-name="T29_4">a</text:span><text:span text:style-name="T29_5"><text:s/></text:span><text:span text:style-name="T29_6">scale</text:span><text:span text:style-name="T29_7"><text:s/></text:span><text:span text:style-name="T29_8">from</text:span><text:span text:style-name="T29_9"><text:s/>1-5<text:s/></text:span><text:span text:style-name="T29_10">what</text:span><text:span text:style-name="T29_11"><text:s/></text:span><text:span text:style-name="T29_12">is</text:span><text:span text:style-name="T29_13"><text:s/></text:span><text:span text:style-name="T29_14">the</text:span><text:span text:style-name="T29_15"><text:s/></text:span><text:span text:style-name="T29_16">importance</text:span><text:span text:style-name="T29_17"><text:s/></text:span><text:span text:style-name="T29_18">of</text:span><text:span text:style-name="T29_19"><text:s/></text:span><text:span text:style-name="T29_20">promotion</text:span><text:span text:style-name="T29_21">?</text:span></text:p>
      <text:p text:style-name="P30"><text:span text:style-name="T30_1">-</text:span><text:span text:style-name="T30_2">What</text:span><text:span text:style-name="T30_3"><text:s/></text:span><text:span text:style-name="T30_4">is</text:span><text:span text:style-name="T30_5"><text:s/></text:span><text:span text:style-name="T30_6">the</text:span><text:span text:style-name="T30_7"><text:s/></text:span><text:span text:style-name="T30_8">most</text:span><text:span text:style-name="T30_9"><text:s/></text:span><text:span text:style-name="T30_10">effective</text:span><text:span text:style-name="T30_11"><text:s/></text:span><text:span text:style-name="T30_12">way</text:span><text:span text:style-name="T30_13"><text:s/></text:span><text:span text:style-name="T30_14">to</text:span><text:span text:style-name="T30_15"><text:s/></text:span><text:span text:style-name="T30_16">drive</text:span><text:span text:style-name="T30_17"><text:s/></text:span><text:span text:style-name="T30_18">the</text:span><text:span text:style-name="T30_19"><text:s/></text:span><text:span text:style-name="T30_20">audience</text:span><text:span text:style-name="T30_21"><text:s/></text:span><text:span text:style-name="T30_22">to</text:span><text:span text:style-name="T30_23"><text:s/></text:span><text:span text:style-name="T30_24">come</text:span><text:span text:style-name="T30_25"><text:s/></text:span><text:span text:style-name="T30_26">to</text:span><text:span text:style-name="T30_27"><text:s/></text:span><text:span text:style-name="T30_28">the</text:span><text:span text:style-name="T30_29"><text:s/></text:span><text:span text:style-name="T30_30">competition</text:span><text:span text:style-name="T30_31">?</text:span></text:p>
      <text:p text:style-name="P31"><text:span text:style-name="T31_1">-</text:span><text:span text:style-name="T31_2">What</text:span><text:span text:style-name="T31_3"><text:s/></text:span><text:span text:style-name="T31_4">has</text:span><text:span text:style-name="T31_5"><text:s/></text:span><text:span text:style-name="T31_6">failed</text:span><text:span text:style-name="T31_7">?</text:span></text:p>
      <text:p text:style-name="P32"/>
      <text:p text:style-name="P33"><text:span text:style-name="T33_1">Budget</text:span><text:span text:style-name="T33_2">:<text:s/></text:span></text:p>
      <text:p text:style-name="P34"><text:span text:style-name="T34_1"><text:tab/></text:span><text:span text:style-name="T34_2">Video</text:span><text:span text:style-name="T34_3"><text:s/></text:span><text:span text:style-name="T34_4">production</text:span><text:span text:style-name="T34_5">: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><text:span text:style-name="T41_1">Web</text:span><text:span text:style-name="T41_2"><text:s/></text:span><text:span text:style-name="T41_3">Design</text:span><text:span text:style-name="T41_4"><text:s/></text:span><text:span text:style-name="T41_5">Components</text:span><text:span text:style-name="T41_6">:<text:s/>(</text:span><text:span text:style-name="T41_7">Sunny</text:span><text:span text:style-name="T41_8">)</text:span></text:p>
      <text:p text:style-name="P42"><text:span text:style-name="T42_1"><text:tab/>-<text:s/></text:span><text:span text:style-name="T42_2">Home</text:span><text:span text:style-name="T42_3"><text:s/></text:span><text:span text:style-name="T42_4">page</text:span><text:span text:style-name="T42_5"><text:s/></text:span><text:span text:style-name="T42_6">with</text:span><text:span text:style-name="T42_7"><text:s/></text:span><text:span text:style-name="T42_8">a</text:span><text:span text:style-name="T42_9"><text:s/></text:span><text:span text:style-name="T42_10">slideshow</text:span><text:span text:style-name="T42_11"><text:s/></text:span><text:span text:style-name="T42_12">of</text:span><text:span text:style-name="T42_13"><text:s/></text:span><text:span text:style-name="T42_14">pictures</text:span><text:span text:style-name="T42_15"><text:s/></text:span><text:span text:style-name="T42_16">from</text:span><text:span text:style-name="T42_17"><text:s/></text:span><text:span text:style-name="T42_18">the</text:span><text:span text:style-name="T42_19"><text:s/></text:span><text:span text:style-name="T42_20">previous</text:span><text:span text:style-name="T42_21"><text:s/></text:span><text:span text:style-name="T42_22">years</text:span><text:span text:style-name="T42_23"><text:s/></text:span><text:span text:style-name="T42_24">competition</text:span></text:p>
      <text:p text:style-name="P43"><text:span text:style-name="T43_1"><text:tab/>-<text:s/></text:span><text:span text:style-name="T43_2">written</text:span><text:span text:style-name="T43_3"><text:s/></text:span><text:span text:style-name="T43_4">large</text:span><text:span text:style-name="T43_5"><text:s/></text:span><text:span text:style-name="T43_6">across</text:span><text:span text:style-name="T43_7"><text:s/></text:span><text:span text:style-name="T43_8">the</text:span><text:span text:style-name="T43_9"><text:s/></text:span><text:span text:style-name="T43_10">front</text:span><text:span text:style-name="T43_11"><text:s/></text:span><text:span text:style-name="T43_12">page</text:span><text:span text:style-name="T43_13"><text:s/></text:span><text:span text:style-name="T43_14">is</text:span><text:span text:style-name="T43_15"><text:s/></text:span><text:span text:style-name="T43_16">the</text:span><text:span text:style-name="T43_17"><text:s/></text:span><text:span text:style-name="T43_18">name</text:span><text:span text:style-name="T43_19"><text:s/></text:span><text:span text:style-name="T43_20">of</text:span><text:span text:style-name="T43_21"><text:s/></text:span><text:span text:style-name="T43_22">the</text:span><text:span text:style-name="T43_23"><text:s/></text:span><text:span text:style-name="T43_24">competition</text:span><text:span text:style-name="T43_25"><text:s/></text:span><text:span text:style-name="T43_26">and</text:span><text:span text:style-name="T43_27"><text:s/></text:span><text:span text:style-name="T43_28">the</text:span><text:span text:style-name="T43_29"><text:s/></text:span><text:span text:style-name="T43_30">location</text:span></text:p>
      <text:p text:style-name="P44"><text:span text:style-name="T44_1"><text:tab/>-<text:s/></text:span><text:span text:style-name="T44_2">scrolling</text:span><text:span text:style-name="T44_3"><text:s/></text:span><text:span text:style-name="T44_4">down</text:span><text:span text:style-name="T44_5">,<text:s/></text:span><text:span text:style-name="T44_6">a</text:span><text:span text:style-name="T44_7"><text:s/></text:span><text:span text:style-name="T44_8">short</text:span><text:span text:style-name="T44_9"><text:s/></text:span><text:span text:style-name="T44_10">synopsis</text:span><text:span text:style-name="T44_11"><text:s/></text:span><text:span text:style-name="T44_12">of</text:span><text:span text:style-name="T44_13"><text:s/></text:span><text:span text:style-name="T44_14">what</text:span><text:span text:style-name="T44_15"><text:s/></text:span><text:span text:style-name="T44_16">the</text:span><text:span text:style-name="T44_17"><text:s/></text:span><text:span text:style-name="T44_18">competition</text:span><text:span text:style-name="T44_19"><text:s/></text:span><text:span text:style-name="T44_20">is</text:span></text:p>
      <text:p text:style-name="P45"><text:span text:style-name="T45_1"><text:tab/>-<text:s/>7<text:s/></text:span><text:span text:style-name="T45_2">tabs</text:span><text:span text:style-name="T45_3"><text:s/></text:span><text:span text:style-name="T45_4">across</text:span><text:span text:style-name="T45_5"><text:s/></text:span><text:span text:style-name="T45_6">the</text:span><text:span text:style-name="T45_7"><text:s/></text:span><text:span text:style-name="T45_8">top</text:span><text:span text:style-name="T45_9"><text:s/></text:span><text:span text:style-name="T45_10">with</text:span><text:span text:style-name="T45_11"><text:s/></text:span><text:span text:style-name="T45_12">home</text:span><text:span text:style-name="T45_13"><text:s/></text:span><text:span text:style-name="T45_14">link</text:span><text:span text:style-name="T45_15">,<text:s/></text:span><text:span text:style-name="T45_16">teams</text:span><text:span text:style-name="T45_17"><text:s/></text:span><text:span text:style-name="T45_18">that</text:span><text:span text:style-name="T45_19"><text:s/></text:span><text:span text:style-name="T45_20">will</text:span><text:span text:style-name="T45_21"><text:s/></text:span><text:span text:style-name="T45_22">attending</text:span><text:span text:style-name="T45_23">,<text:s/></text:span><text:span text:style-name="T45_24">ticket</text:span><text:span text:style-name="T45_25"><text:s/></text:span><text:span text:style-name="T45_26">sales</text:span><text:span text:style-name="T45_27">,<text:s/></text:span><text:span text:style-name="T45_28">advertisement</text:span><text:span text:style-name="T45_29"><text:s/>(</text:span><text:span text:style-name="T45_30">specific</text:span><text:span text:style-name="T45_31"><text:s/></text:span><text:span text:style-name="T45_32">sponsors</text:span><text:span text:style-name="T45_33">),<text:s/></text:span><text:span text:style-name="T45_34">management</text:span><text:span text:style-name="T45_35">,<text:s/></text:span><text:span text:style-name="T45_36">and</text:span><text:span text:style-name="T45_37"><text:s/></text:span><text:span text:style-name="T45_38">a</text:span><text:span text:style-name="T45_39"><text:s/></text:span><text:span text:style-name="T45_40">contact</text:span><text:span text:style-name="T45_41"><text:s/></text:span><text:span text:style-name="T45_42">link</text:span><text:span text:style-name="T45_43"><text:s/></text:span><text:span text:style-name="T45_44">with</text:span><text:span text:style-name="T45_45"><text:s/></text:span><text:span text:style-name="T45_46">emails</text:span><text:span text:style-name="T45_47"><text:s/></text:span><text:span text:style-name="T45_48">and</text:span><text:span text:style-name="T45_49"><text:s/></text:span><text:span text:style-name="T45_50">contact</text:span><text:span text:style-name="T45_51"><text:s/></text:span><text:span text:style-name="T45_52">personal</text:span><text:span text:style-name="T45_53">.<text:s/></text:span></text:p>
      <text:p text:style-name="P46"><text:span text:style-name="T46_1"><text:tab/>-<text:s/></text:span><text:span text:style-name="T46_2">quick</text:span><text:span text:style-name="T46_3"><text:s/></text:span><text:span text:style-name="T46_4">links</text:span><text:span text:style-name="T46_5"><text:s/></text:span><text:span text:style-name="T46_6">to</text:span><text:span text:style-name="T46_7"><text:s/></text:span><text:span text:style-name="T46_8">youtube</text:span><text:span text:style-name="T46_9">,<text:s/></text:span><text:span text:style-name="T46_10">twitter</text:span><text:span text:style-name="T46_11"><text:s/></text:span><text:span text:style-name="T46_12">and</text:span><text:span text:style-name="T46_13"><text:s/></text:span><text:span text:style-name="T46_14">facebook</text:span><text:span text:style-name="T46_15"><text:s/></text:span><text:span text:style-name="T46_16">page</text:span><text:span text:style-name="T46_17"><text:s/></text:span></text:p>
      <text:p text:style-name="P47"><text:span text:style-name="T47_1"><text:tab/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6_1">Ask</text:span><text:span text:style-name="T56_2"><text:s/></text:span><text:span text:style-name="T56_3">Dhyey</text:span><text:span text:style-name="T56_4"><text:s/>..<text:s/></text:span><text:span text:style-name="T56_5">downfalls</text:span><text:span text:style-name="T56_6"><text:s/></text:span><text:span text:style-name="T56_7">and</text:span><text:span text:style-name="T56_8"><text:s/></text:span><text:span text:style-name="T56_9">failures</text:span><text:span text:style-name="T56_10"><text:s/></text:span><text:span text:style-name="T56_11">of</text:span><text:span text:style-name="T56_12"><text:s/></text:span><text:span text:style-name="T56_13">other</text:span><text:span text:style-name="T56_14"><text:s/></text:span><text:span text:style-name="T56_15">competition</text:span><text:span text:style-name="T56_16">’</text:span><text:span text:style-name="T56_17">s</text:span><text:span text:style-name="T56_18"><text:s/></text:span><text:span text:style-name="T56_19">promotions</text:span><text:span text:style-name="T56_20">..<text:s/></text:span></text:p>
      <text:p text:style-name="P57"><text:span text:style-name="T57_1">we</text:span><text:span text:style-name="T57_2"><text:s/></text:span><text:span text:style-name="T57_3">present</text:span><text:span text:style-name="T57_4">:<text:s/></text:span><text:span text:style-name="T57_5">how</text:span><text:span text:style-name="T57_6"><text:s/></text:span><text:span text:style-name="T57_7">to</text:span><text:span text:style-name="T57_8"><text:s/></text:span><text:span text:style-name="T57_9">make</text:span><text:span text:style-name="T57_10"><text:s/></text:span><text:span text:style-name="T57_11">them</text:span><text:span text:style-name="T57_12"><text:s/></text:span><text:span text:style-name="T57_13">better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